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25-01-06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24-02-08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23-01-25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21-12-08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20-12-07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19-12-02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19-02-06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17-12-1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17-01-04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16-01-21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15-02-04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14-02-19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13-01-18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12-01-04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10-12-16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09-12-14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09-01-14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08-01-31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07-01-3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06-01-10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05-01-2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04-02-1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03-01-13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02-01-16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01-01-10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2000-01-12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1999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1998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199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1995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1992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000095192602</text:p>
          </table:table-cell>
          <table:table-cell office:value-type="string" calcext:value-type="string">
            <text:p>1980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